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0000000032D000001F89FEE4331D7EE2555.png" manifest:media-type="image/png"/>
  <manifest:file-entry manifest:full-path="Pictures/100002010000030C000001FCD60467EE123069B0.png" manifest:media-type="image/png"/>
  <manifest:file-entry manifest:full-path="Pictures/100002010000024E000001AF1CE576F69E493170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000000001030000009E173AAE227F62AE06.png" manifest:media-type="image/png"/>
  <manifest:file-entry manifest:full-path="Pictures/10000000000002320000008AB943C90262752EE7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Pictures/100002010000024C000001E35B30F3B68C5A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14.376cm" fo:min-width="9.554cm" fo:padding-top="0.178cm" fo:padding-bottom="0.178cm" fo:padding-left="0.303cm" fo:padding-right="0.30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2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3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8" style:family="graphic" style:parent-style-name="standard">
      <style:graphic-properties draw:stroke="none" draw:fill="none" fo:min-height="2.036cm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3" style:family="graphic" style:parent-style-name="standard">
      <style:graphic-properties draw:stroke="none" svg:stroke-width="0.035cm" draw:stroke-linejoin="miter" draw:fill="solid" draw:fill-color="#ffffff"/>
    </style:style>
    <style:style style:name="gr44" style:family="graphic" style:parent-style-name="standard">
      <style:graphic-properties draw:stroke="none" svg:stroke-width="0.035cm" draw:stroke-linejoin="miter" draw:fill="solid" draw:fill-color="#000000"/>
    </style:style>
    <style:style style:name="gr45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5.74cm" fo:min-width="26.064cm" fo:padding-top="0.178cm" fo:padding-bottom="0.178cm" fo:padding-left="0.303cm" fo:padding-right="0.303cm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4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0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fo:min-height="1.89cm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8" style:family="graphic" style:parent-style-name="standard">
      <style:graphic-properties draw:stroke="none" draw:fill="none" fo:min-height="6.862cm"/>
    </style:style>
    <style:style style:name="gr59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7.01cm" fo:min-width="9.3cm" fo:padding-top="0.178cm" fo:padding-bottom="0.178cm" fo:padding-left="0.303cm" fo:padding-right="0.303cm"/>
    </style:style>
    <style:style style:name="gr60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61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62" style:family="graphic" style:parent-style-name="Default_5f_1">
      <style:graphic-properties draw:stroke="none" draw:fill="none" fo:min-height="6.862cm"/>
    </style:style>
    <style:style style:name="gr63" style:family="graphic" style:parent-style-name="Default_5f_1">
      <style:graphic-properties draw:stroke="none" svg:stroke-width="0.044cm" draw:stroke-linejoin="miter" draw:fill="solid" draw:fill-color="#ffffff"/>
    </style:style>
    <style:style style:name="gr64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cm" fo:margin-bottom="0.2cm" fo:line-height="150%" fo:text-align="center" fo:text-indent="0cm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2cm" fo:margin-bottom="0.2cm" fo:line-height="150%" fo:text-align="center" fo:text-indent="0cm"/>
      <style:text-properties fo:color="#0066b3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P48" style:family="paragraph">
      <loext:graphic-properties draw:fill="none"/>
      <style:text-properties fo:font-size="18pt"/>
    </style:style>
    <style:style style:name="P49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50" style:family="paragraph">
      <style:text-properties fo:font-size="18pt"/>
    </style:style>
    <style:style style:name="P51" style:family="paragraph">
      <style:paragraph-properties fo:margin-top="0.42cm" fo:margin-bottom="0.35cm"/>
    </style:style>
    <style:style style:name="P5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language="en" fo:country="US" style:font-name-asian="宋体" style:language-asian="zh" style:country-asian="CN" style:font-name-complex="宋体"/>
    </style:style>
    <style:style style:name="T13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7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8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19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0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1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2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3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26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27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28" style:family="text">
      <style:text-properties fo:font-size="18pt"/>
    </style:style>
    <style:style style:name="T29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0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1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2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33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a</text:span><text:span text:style-name="T1">g</text:span><text:span text:style-name="T1">e</text:span><text:span text:style-name="T1">R</text:span><text:span text:style-name="T1">a</text:span><text:span text:style-name="T1">n</text:span><text:span text:style-name="T1">k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</text:span><text:span text:style-name="T5">a</text:span><text:span text:style-name="T5">r</text:span><text:span text:style-name="T5">t</text:span><text:span text:style-name="T5"> </text:span><text:span text:style-name="T5">o</text:span><text:span text:style-name="T5">f</text:span><text:span text:style-name="T5"> </text:span><text:span text:style-name="T5">a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s</text:span><text:span text:style-name="T5">t</text:span><text:span text:style-name="T5">a</text:span><text:span text:style-name="T5">r</text:span><text:span text:style-name="T5">t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1</text:span><text:span text:style-name="T5">9</text:span><text:span text:style-name="T5">9</text:span><text:span text:style-name="T5">5</text:span><text:span text:style-name="T5"> </text:span><text:span text:style-name="T5">.</text:span><text:span text:style-name="T5">.</text:span><text:span text:style-name="T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</text:span><text:span text:style-name="T6">to the web by L Page, S Brin, R Motwani, T </text:span><text:span text:style-name="T6">Winograd - 7th World Wide Web Conference, </text:span><text:span text:style-name="T6">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very good starting point, but not the end of </text:span><text:span text:style-name="T5">web ranking!</text:span></text:p>
                <text:list>
                  <text:list-item>
                    <text:p><text:span text:style-name="T5">Today, it’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7">1/N</text:span></text:p>
              </text:list-item>
              <text:list-item>
                <text:p>Repeat <text:span text:style-name="T7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8">Execute simplified PageRank:</text:span></text:p>
          <text:list text:style-name="L1">
            <text:list-item>
              <text:p text:style-name="P13"><text:span text:style-name="T9">All nodes start with</text:span><text:span text:style-name="T9"><text:line-break/></text:span><text:span text:style-name="T9">score </text:span><text:span text:style-name="T10">1/N</text:span></text:p>
            </text:list-item>
            <text:list-item>
              <text:p text:style-name="P13"><text:span text:style-name="T9">Repeat </text:span><text:span text:style-name="T10">t</text:span><text:span text:style-name="T9"> times:</text:span></text:p>
              <text:list>
                <text:list-item>
                  <text:p text:style-name="P14"><text:span text:style-name="T9">Divide equally and “send”</text:span><text:span text:style-name="T9"><text:line-break/></text:span><text:span text:style-name="T9">its score to out-links</text:span></text:p>
                </text:list-item>
                <text:list-item>
                  <text:p text:style-name="P12"><text:span text:style-name="T9">Add received scores</text:span></text:p>
                </text:list-item>
              </text:list>
            </text:list-item>
            <text:list-item>
              <text:p text:style-name="P12"><text:span text:style-name="T9">Keep intermediate values in</text:span><text:span text:style-name="T9"><text:line-break/></text:span><text:span text:style-name="T9">a table</text:span></text:p>
            </text:list-item>
            <text:list-item>
              <text:p text:style-name="P12"><text:span text:style-name="T9">Try to arrive to equilibrium</text:span><text:span text:style-name="T9"><text:line-break/></text:span><text:span text:style-name="T9">valu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2" draw:text-style-name="P17" draw:layer="layout" svg:width="12.192cm" svg:height="2.54cm" svg:x="15.494cm" svg:y="12.954cm">
          <text:p text:style-name="P16"><text:span text:style-name="T8">How can you prove these are</text:span><text:span text:style-name="T8"><text:line-break/></text:span><text:span text:style-name="T8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9" draw:layer="layout" svg:width="12.192cm" svg:height="2.54cm" svg:x="14.732cm" svg:y="12.7cm">
          <text:p text:style-name="P18"><text:span text:style-name="T11">Ans</text:span><text:span text:style-name="T11">wer: </text:span><text:span text:style-name="T11">in </text:span><text:span text:style-name="T11">equi</text:span><text:span text:style-name="T11">libri</text:span><text:span text:style-name="T11">um, </text:span><text:span text:style-name="T11">the </text:span><text:span text:style-name="T11">scor</text:span><text:span text:style-name="T11">e </text:span><text:span text:style-name="T11">goin</text:span><text:span text:style-name="T11">g</text:span></text:p>
          <text:p text:style-name="P18"><text:span text:style-name="T11">into </text:span><text:span text:style-name="T11">a </text:span><text:span text:style-name="T11">nod</text:span><text:span text:style-name="T11">e is </text:span><text:span text:style-name="T11">equ</text:span><text:span text:style-name="T11">al to </text:span><text:span text:style-name="T11">the </text:span><text:span text:style-name="T11">scor</text:span><text:span text:style-name="T11">e </text:span><text:span text:style-name="T11">goin</text:span><text:span text:style-name="T11">g </text:span><text:span text:style-name="T11">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2">(</text:span><text:span text:style-name="T12">S</text:span><text:span text:style-name="T12">i</text:span><text:span text:style-name="T12">m</text:span><text:span text:style-name="T12">p</text:span><text:span text:style-name="T12">l</text:span><text:span text:style-name="T12">i</text:span><text:span text:style-name="T12">f</text:span><text:span text:style-name="T12">i</text:span><text:span text:style-name="T12">e</text:span><text:span text:style-name="T12">d</text:span><text:span text:style-name="T12">)</text:span><text:span text:style-name="T12"> </text:span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2"><text:s text:c="8"/></text:span><text:span text:style-name="T12">is the number of out-links of page </text:span><text:span text:style-name="T13">j</text:span></text:p>
              </text:list-item>
              <text:list-item>
                <text:p text:style-name="P22"><text:span text:style-name="T13">c</text:span><text:span text:style-name="T12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4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5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5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5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5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5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5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5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5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5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5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5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4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5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5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5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5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5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4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5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5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5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5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5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5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5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6" draw:text-style-name="P27" xml:id="id2" draw:id="id2" draw:layer="layout" svg:width="2.68cm" svg:height="2.474cm" svg:x="0.948cm" svg:y="9.18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3" draw:id="id3" draw:layer="layout" svg:width="2.68cm" svg:height="2.473cm" svg:x="6.168cm" svg:y="9.18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" draw:id="id1" draw:layer="layout" svg:width="2.679cm" svg:height="2.473cm" svg:x="3.925cm" svg:y="6.09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19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19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19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19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4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5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5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5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5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5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4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5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5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5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5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5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5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5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0" draw:text-style-name="P31" draw:layer="layout" svg:width="5.588cm" svg:height="2.309cm" svg:x="18.034cm" svg:y="5.842cm">
          <draw:text-box>
            <text:p text:style-name="P30"><text:span text:style-name="T15">A</text:span><text:span text:style-name="T15">d</text:span><text:span text:style-name="T15">j</text:span><text:span text:style-name="T15">a</text:span><text:span text:style-name="T15">c</text:span><text:span text:style-name="T15">e</text:span><text:span text:style-name="T15">n</text:span><text:span text:style-name="T15">c</text:span><text:span text:style-name="T15">y</text:span><text:span text:style-name="T15"><text:line-break/></text:span><text:span text:style-name="T15">m</text:span><text:span text:style-name="T15">a</text:span><text:span text:style-name="T15">t</text:span><text:span text:style-name="T15">r</text:span><text:span text:style-name="T15">i</text:span><text:span text:style-name="T15">x</text:span></text:p>
          </draw:text-box>
        </draw:frame>
        <draw:frame draw:style-name="gr21" draw:text-style-name="P31" draw:layer="layout" svg:width="7.032cm" svg:height="3.338cm" svg:x="20.654cm" svg:y="10.378cm">
          <draw:text-box>
            <text:p text:style-name="P30"><text:span text:style-name="T15">R</text:span><text:span text:style-name="T15">o</text:span><text:span text:style-name="T15">w</text:span><text:span text:style-name="T15">-</text:span><text:span text:style-name="T15">s</text:span><text:span text:style-name="T15">t</text:span><text:span text:style-name="T15">o</text:span><text:span text:style-name="T15">c</text:span><text:span text:style-name="T15">h</text:span><text:span text:style-name="T15">a</text:span><text:span text:style-name="T15">s</text:span><text:span text:style-name="T15">t</text:span><text:span text:style-name="T15">i</text:span><text:span text:style-name="T15">c</text:span><text:span text:style-name="T15"> </text:span><text:span text:style-name="T15">a</text:span><text:span text:style-name="T15">d</text:span><text:span text:style-name="T15">j</text:span><text:span text:style-name="T15">a</text:span><text:span text:style-name="T15">c</text:span><text:span text:style-name="T15">e</text:span><text:span text:style-name="T15">n</text:span><text:span text:style-name="T15">c</text:span><text:span text:style-name="T15">y</text:span><text:span text:style-name="T15"> </text:span><text:span text:style-name="T15">m</text:span><text:span text:style-name="T15">a</text:span><text:span text:style-name="T15">t</text:span><text:span text:style-name="T15">r</text:span><text:span text:style-name="T15">i</text:span><text:span text:style-name="T15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2" draw:text-style-name="P32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2" draw:text-style-name="P32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5" draw:id="id5" draw:layer="layout" svg:width="2.68cm" svg:height="2.474cm" svg:x="5.588cm" svg:y="6.742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6" draw:id="id6" draw:layer="layout" svg:width="2.68cm" svg:height="2.473cm" svg:x="10.808cm" svg:y="6.743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4" draw:id="id4" draw:layer="layout" svg:width="2.679cm" svg:height="2.473cm" svg:x="8.565cm" svg:y="3.65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19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19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19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19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3" draw:text-style-name="P35" draw:layer="layout" svg:width="11.938cm" svg:height="1.277cm" svg:x="2.986cm" svg:y="12.735cm">
          <text:list text:style-name="L3">
            <text:list-header>
              <text:p text:style-name="P34"><text:span text:style-name="T17">F</text:span><text:span text:style-name="T17">i</text:span><text:span text:style-name="T17">r</text:span><text:span text:style-name="T17">s</text:span><text:span text:style-name="T17">t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4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frame draw:name="Picture 2" draw:style-name="gr22" draw:text-style-name="P32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2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8" draw:id="id8" draw:layer="layout" svg:width="2.68cm" svg:height="2.474cm" svg:x="5.589cm" svg:y="6.76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9" draw:id="id9" draw:layer="layout" svg:width="2.68cm" svg:height="2.473cm" svg:x="10.809cm" svg:y="6.76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7" draw:id="id7" draw:layer="layout" svg:width="2.679cm" svg:height="2.473cm" svg:x="8.566cm" svg:y="3.67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5" draw:text-style-name="P35" draw:layer="layout" svg:width="11.938cm" svg:height="1.277cm" svg:x="4.525cm" svg:y="12.77cm">
          <text:list text:style-name="L3">
            <text:list-header>
              <text:p text:style-name="P34"><text:span text:style-name="T17">S</text:span><text:span text:style-name="T17">e</text:span><text:span text:style-name="T17">c</text:span><text:span text:style-name="T17">o</text:span><text:span text:style-name="T17">n</text:span><text:span text:style-name="T17">d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16">A</text:span><text:span text:style-name="T16">n</text:span><text:span text:style-name="T16">o</text:span><text:span text:style-name="T16">t</text:span><text:span text:style-name="T16">h</text:span><text:span text:style-name="T16">e</text:span><text:span text:style-name="T16">r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S</text:span><text:span text:style-name="T16">i</text:span><text:span text:style-name="T16">m</text:span><text:span text:style-name="T16">p</text:span><text:span text:style-name="T16">l</text:span><text:span text:style-name="T16">i</text:span><text:span text:style-name="T16">f</text:span><text:span text:style-name="T16">i</text:span><text:span text:style-name="T16">e</text:span><text:span text:style-name="T16">d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frame draw:name="Picture 2" draw:style-name="gr22" draw:text-style-name="P32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2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7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6.712cm" svg:height="2.286cm" svg:x="21.058cm" svg:y="12.676cm">
          <draw:text-box>
            <text:p><text:span text:style-name="T19">F</text:span><text:span text:style-name="T19">i</text:span><text:span text:style-name="T19">n</text:span><text:span text:style-name="T19">a</text:span><text:span text:style-name="T19">l</text:span><text:span text:style-name="T19"> </text:span><text:span text:style-name="T19">s</text:span><text:span text:style-name="T19">c</text:span><text:span text:style-name="T19">o</text:span><text:span text:style-name="T19">r</text:span><text:span text:style-name="T19">e</text:span></text:p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11" draw:id="id11" draw:layer="layout" svg:width="2.68cm" svg:height="2.474cm" svg:x="5.589cm" svg:y="6.768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2" draw:id="id12" draw:layer="layout" svg:width="2.68cm" svg:height="2.473cm" svg:x="10.809cm" svg:y="6.769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0" draw:id="id10" draw:layer="layout" svg:width="2.679cm" svg:height="2.473cm" svg:x="8.566cm" svg:y="3.676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29" draw:text-style-name="P35" draw:layer="layout" svg:width="11.938cm" svg:height="1.277cm" svg:x="1.964cm" svg:y="12.805cm">
          <text:list text:style-name="L3">
            <text:list-header>
              <text:p text:style-name="P34"><text:span text:style-name="T17">F</text:span><text:span text:style-name="T17">o</text:span><text:span text:style-name="T17">l</text:span><text:span text:style-name="T17">l</text:span><text:span text:style-name="T17">o</text:span><text:span text:style-name="T17">w</text:span><text:span text:style-name="T17">i</text:span><text:span text:style-name="T17">n</text:span><text:span text:style-name="T17">g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0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0">A</text:span><text:span text:style-name="T20"> </text:span><text:span text:style-name="T20">P</text:span><text:span text:style-name="T20">r</text:span><text:span text:style-name="T20">o</text:span><text:span text:style-name="T20">b</text:span><text:span text:style-name="T20">l</text:span><text:span text:style-name="T20">e</text:span><text:span text:style-name="T20">m</text:span><text:span text:style-name="T20"> </text:span><text:span text:style-name="T20">w</text:span><text:span text:style-name="T20">i</text:span><text:span text:style-name="T20">t</text:span><text:span text:style-name="T20">h</text:span><text:span text:style-name="T20"> </text:span><text:span text:style-name="T20">S</text:span><text:span text:style-name="T20">i</text:span><text:span text:style-name="T20">m</text:span><text:span text:style-name="T20">p</text:span><text:span text:style-name="T20">l</text:span><text:span text:style-name="T20">i</text:span><text:span text:style-name="T20">f</text:span><text:span text:style-name="T20">i</text:span><text:span text:style-name="T20">e</text:span><text:span text:style-name="T20">d</text:span><text:span text:style-name="T20"> </text:span><text:span text:style-name="T20">P</text:span><text:span text:style-name="T20">a</text:span><text:span text:style-name="T20">g</text:span><text:span text:style-name="T20">e</text:span><text:span text:style-name="T20">R</text:span><text:span text:style-name="T20">a</text:span><text:span text:style-name="T20">n</text:span><text:span text:style-name="T20">k</text:span><text:span text:style-name="T20"> </text:span></text:p>
              </text:list-header>
            </text:list>
          </draw:text-box>
        </draw:frame>
        <draw:frame draw:name="Picture 2" draw:style-name="gr31" draw:text-style-name="P32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2" draw:text-style-name="P35" draw:layer="layout" svg:width="3.529cm" svg:height="1.446cm" svg:x="1.805cm" svg:y="5.858cm">
          <text:list text:style-name="L3">
            <text:list-header>
              <text:p text:style-name="P34"><text:span text:style-name="T21">A</text:span><text:span text:style-name="T21"> </text:span><text:span text:style-name="T21">l</text:span><text:span text:style-name="T21">o</text:span><text:span text:style-name="T21">o</text:span><text:span text:style-name="T21">p</text:span><text:span text:style-name="T21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3" draw:text-style-name="P35" draw:layer="layout" svg:width="23.567cm" svg:height="2.461cm" svg:x="3.883cm" svg:y="12.366cm">
          <text:list text:style-name="L3">
            <text:list-header>
              <text:p text:style-name="P34"><text:span text:style-name="T22">D</text:span><text:span text:style-name="T22">u</text:span><text:span text:style-name="T22">r</text:span><text:span text:style-name="T22">i</text:span><text:span text:style-name="T22">n</text:span><text:span text:style-name="T22">g</text:span><text:span text:style-name="T22"> </text:span><text:span text:style-name="T22">e</text:span><text:span text:style-name="T22">a</text:span><text:span text:style-name="T22">c</text:span><text:span text:style-name="T22">h</text:span><text:span text:style-name="T22"> </text:span><text:span text:style-name="T22">i</text:span><text:span text:style-name="T22">t</text:span><text:span text:style-name="T22">e</text:span><text:span text:style-name="T22">r</text:span><text:span text:style-name="T22">a</text:span><text:span text:style-name="T22">t</text:span><text:span text:style-name="T22">i</text:span><text:span text:style-name="T22">o</text:span><text:span text:style-name="T22">n</text:span><text:span text:style-name="T22">,</text:span><text:span text:style-name="T22"> </text:span><text:span text:style-name="T22">t</text:span><text:span text:style-name="T22">h</text:span><text:span text:style-name="T22">e</text:span><text:span text:style-name="T22"> </text:span><text:span text:style-name="T22">l</text:span><text:span text:style-name="T22">o</text:span><text:span text:style-name="T22">o</text:span><text:span text:style-name="T22">p</text:span><text:span text:style-name="T22"> </text:span><text:span text:style-name="T22">a</text:span><text:span text:style-name="T22">c</text:span><text:span text:style-name="T22">c</text:span><text:span text:style-name="T22">u</text:span><text:span text:style-name="T22">m</text:span><text:span text:style-name="T22">u</text:span><text:span text:style-name="T22">l</text:span><text:span text:style-name="T22">a</text:span><text:span text:style-name="T22">t</text:span><text:span text:style-name="T22">e</text:span><text:span text:style-name="T22">s</text:span><text:span text:style-name="T22"> </text:span><text:span text:style-name="T22">s</text:span><text:span text:style-name="T22">c</text:span><text:span text:style-name="T22">o</text:span><text:span text:style-name="T22">r</text:span><text:span text:style-name="T22">e</text:span><text:span text:style-name="T22"> </text:span><text:span text:style-name="T22">b</text:span><text:span text:style-name="T22">u</text:span><text:span text:style-name="T22">t</text:span><text:span text:style-name="T22"> </text:span><text:span text:style-name="T22">n</text:span><text:span text:style-name="T22">e</text:span><text:span text:style-name="T22">v</text:span><text:span text:style-name="T22">e</text:span><text:span text:style-name="T22">r</text:span><text:span text:style-name="T22"> </text:span><text:span text:style-name="T22">d</text:span><text:span text:style-name="T22">i</text:span><text:span text:style-name="T22">s</text:span><text:span text:style-name="T22">t</text:span><text:span text:style-name="T22">r</text:span><text:span text:style-name="T22">i</text:span><text:span text:style-name="T22">b</text:span><text:span text:style-name="T22">u</text:span><text:span text:style-name="T22">t</text:span><text:span text:style-name="T22">e</text:span><text:span text:style-name="T22">s</text:span><text:span text:style-name="T22"> </text:span><text:span text:style-name="T22">s</text:span><text:span text:style-name="T22">c</text:span><text:span text:style-name="T22">o</text:span><text:span text:style-name="T22">r</text:span><text:span text:style-name="T22">e</text:span><text:span text:style-name="T22"> </text:span><text:span text:style-name="T22">t</text:span><text:span text:style-name="T22">o</text:span><text:span text:style-name="T22"> </text:span><text:span text:style-name="T22">o</text:span><text:span text:style-name="T22">t</text:span><text:span text:style-name="T22">h</text:span><text:span text:style-name="T22">e</text:span><text:span text:style-name="T22">r</text:span><text:span text:style-name="T22"> </text:span><text:span text:style-name="T22">p</text:span><text:span text:style-name="T22">a</text:span><text:span text:style-name="T22">g</text:span><text:span text:style-name="T22">e</text:span><text:span text:style-name="T22">s</text:span><text:span text:style-name="T22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custom-shape draw:name="TextBox 5" draw:style-name="gr34" draw:text-style-name="P35" draw:layer="layout" svg:width="11.938cm" svg:height="1.277cm" svg:x="3.556cm" svg:y="12.7cm">
          <text:list text:style-name="L3">
            <text:list-header>
              <text:p text:style-name="P34"><text:span text:style-name="T17">F</text:span><text:span text:style-name="T17">i</text:span><text:span text:style-name="T17">r</text:span><text:span text:style-name="T17">s</text:span><text:span text:style-name="T17">t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2" draw:text-style-name="P32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6" draw:text-style-name="P27" xml:id="id14" draw:id="id14" draw:layer="layout" svg:width="2.68cm" svg:height="2.474cm" svg:x="4.292cm" svg:y="6.95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5" draw:id="id15" draw:layer="layout" svg:width="2.68cm" svg:height="2.473cm" svg:x="9.512cm" svg:y="6.951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3" draw:id="id13" draw:layer="layout" svg:width="2.679cm" svg:height="2.473cm" svg:x="7.269cm" svg:y="3.858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19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19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19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19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5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2" draw:text-style-name="P32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17" draw:id="id17" draw:layer="layout" svg:width="2.68cm" svg:height="2.474cm" svg:x="4.301cm" svg:y="6.97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18" draw:id="id18" draw:layer="layout" svg:width="2.68cm" svg:height="2.473cm" svg:x="9.521cm" svg:y="6.97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6" draw:id="id16" draw:layer="layout" svg:width="2.679cm" svg:height="2.473cm" svg:x="7.278cm" svg:y="3.88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6" draw:text-style-name="P35" draw:layer="layout" svg:width="11.938cm" svg:height="1.277cm" svg:x="4.186cm" svg:y="12.735cm">
          <text:list text:style-name="L3">
            <text:list-header>
              <text:p text:style-name="P34"><text:span text:style-name="T17">S</text:span><text:span text:style-name="T17">e</text:span><text:span text:style-name="T17">c</text:span><text:span text:style-name="T17">o</text:span><text:span text:style-name="T17">n</text:span><text:span text:style-name="T17">d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7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.</text:span><text:span text:style-name="T16">.</text:span><text:span text:style-name="T16">.</text:span></text:p>
              </text:list-header>
            </text:list>
          </draw:text-box>
        </draw:frame>
        <draw:frame draw:name="Picture 5" draw:style-name="gr22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8" draw:text-style-name="P32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9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0" draw:text-style-name="P43" draw:layer="layout" svg:width="6.712cm" svg:height="2.453cm" svg:x="19.905cm" svg:y="12.676cm">
          <draw:text-box>
            <text:p><text:span text:style-name="T23">T</text:span><text:span text:style-name="T23">h</text:span><text:span text:style-name="T23">e</text:span><text:span text:style-name="T23"> </text:span><text:span text:style-name="T23">w</text:span><text:span text:style-name="T23">i</text:span><text:span text:style-name="T23">n</text:span><text:span text:style-name="T23">n</text:span><text:span text:style-name="T23">e</text:span><text:span text:style-name="T23">r</text:span><text:span text:style-name="T23"> </text:span><text:span text:style-name="T23">t</text:span><text:span text:style-name="T23">a</text:span><text:span text:style-name="T23">k</text:span><text:span text:style-name="T23">e</text:span><text:span text:style-name="T23">s</text:span><text:span text:style-name="T23"> </text:span><text:span text:style-name="T23">a</text:span><text:span text:style-name="T23">l</text:span><text:span text:style-name="T23">l</text:span><text:span text:style-name="T23">!</text:span></text:p>
          </draw:text-box>
        </draw:frame>
        <draw:g>
          <svg:title>TexMaths</svg:title>
          <svg:desc>28§display§\hat{M}^T§svg§600§FALSE§</svg:desc>
          <draw:polygon draw:style-name="gr14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7" xml:id="id20" draw:id="id20" draw:layer="layout" svg:width="2.68cm" svg:height="2.474cm" svg:x="4.301cm" svg:y="6.97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1" draw:id="id21" draw:layer="layout" svg:width="2.68cm" svg:height="2.473cm" svg:x="9.521cm" svg:y="6.97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9" draw:id="id19" draw:layer="layout" svg:width="2.679cm" svg:height="2.473cm" svg:x="7.278cm" svg:y="3.88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1" draw:text-style-name="P35" draw:layer="layout" svg:width="11.938cm" svg:height="1.277cm" svg:x="1.983cm" svg:y="12.624cm">
          <text:list text:style-name="L3">
            <text:list-header>
              <text:p text:style-name="P34"><text:span text:style-name="T17">F</text:span><text:span text:style-name="T17">o</text:span><text:span text:style-name="T17">l</text:span><text:span text:style-name="T17">l</text:span><text:span text:style-name="T17">o</text:span><text:span text:style-name="T17">w</text:span><text:span text:style-name="T17">i</text:span><text:span text:style-name="T17">n</text:span><text:span text:style-name="T17">g</text:span><text:span text:style-name="T17"> </text:span><text:span text:style-name="T17">i</text:span><text:span text:style-name="T17">t</text:span><text:span text:style-name="T17">e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2" draw:text-style-name="P38" draw:layer="layout" svg:width="9.1cm" svg:height="1.48cm" svg:x="11.9cm" svg:y="28.222cm">
            <text:list text:style-name="L3">
              <text:list-header>
                <text:p text:style-name="P37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5" draw:text-style-name="P17" draw:layer="layout" svg:width="26.67cm" svg:height="6.096cm" svg:x="0.508cm" svg:y="8.382cm">
          <text:p text:style-name="P16"><text:span text:style-name="T24">A</text:span><text:span text:style-name="T24"> </text:span><text:span text:style-name="T24">i</text:span><text:span text:style-name="T24">s</text:span><text:span text:style-name="T24"> </text:span><text:span text:style-name="T24">t</text:span><text:span text:style-name="T24">h</text:span><text:span text:style-name="T24">e</text:span><text:span text:style-name="T24"> </text:span><text:span text:style-name="T24">t</text:span><text:span text:style-name="T24">r</text:span><text:span text:style-name="T24">a</text:span><text:span text:style-name="T24">n</text:span><text:span text:style-name="T24">s</text:span><text:span text:style-name="T24">p</text:span><text:span text:style-name="T24">o</text:span><text:span text:style-name="T24">s</text:span><text:span text:style-name="T24">e</text:span><text:span text:style-name="T24">d</text:span><text:span text:style-name="T24"> </text:span><text:span text:style-name="T24">r</text:span><text:span text:style-name="T24">o</text:span><text:span text:style-name="T24">w</text:span><text:span text:style-name="T24">-</text:span><text:span text:style-name="T24">s</text:span><text:span text:style-name="T24">t</text:span><text:span text:style-name="T24">o</text:span><text:span text:style-name="T24">c</text:span><text:span text:style-name="T24">h</text:span><text:span text:style-name="T24">a</text:span><text:span text:style-name="T24">s</text:span><text:span text:style-name="T24">t</text:span><text:span text:style-name="T24">i</text:span><text:span text:style-name="T24">c</text:span><text:span text:style-name="T24"> </text:span><text:span text:style-name="T24">a</text:span><text:span text:style-name="T24">d</text:span><text:span text:style-name="T24">j</text:span><text:span text:style-name="T24">a</text:span><text:span text:style-name="T24">c</text:span><text:span text:style-name="T24">e</text:span><text:span text:style-name="T24">n</text:span><text:span text:style-name="T24">c</text:span><text:span text:style-name="T24">y</text:span><text:span text:style-name="T24"> </text:span><text:span text:style-name="T24">m</text:span><text:span text:style-name="T24">a</text:span><text:span text:style-name="T24">t</text:span><text:span text:style-name="T24">r</text:span><text:span text:style-name="T24">i</text:span><text:span text:style-name="T24">x</text:span></text:p>
          <text:p text:style-name="P16"><text:span text:style-name="T24">W</text:span><text:span text:style-name="T24">h</text:span><text:span text:style-name="T24">a</text:span><text:span text:style-name="T24">t</text:span><text:span text:style-name="T24"> </text:span><text:span text:style-name="T24">i</text:span><text:span text:style-name="T24">s</text:span><text:span text:style-name="T24"> </text:span><text:span text:style-name="T24">p</text:span><text:span text:style-name="T24">?</text:span></text:p>
          <text:p text:style-name="P16"><text:span text:style-name="T24">H</text:span><text:span text:style-name="T24">o</text:span><text:span text:style-name="T24">w</text:span><text:span text:style-name="T24"> </text:span><text:span text:style-name="T24">d</text:span><text:span text:style-name="T24">o</text:span><text:span text:style-name="T24"> </text:span><text:span text:style-name="T24">y</text:span><text:span text:style-name="T24">o</text:span><text:span text:style-name="T24">u</text:span><text:span text:style-name="T24"> </text:span><text:span text:style-name="T24">c</text:span><text:span text:style-name="T24">a</text:span><text:span text:style-name="T24">l</text:span><text:span text:style-name="T24">l</text:span><text:span text:style-name="T24"> </text:span><text:span text:style-name="T24">t</text:span><text:span text:style-name="T24">h</text:span><text:span text:style-name="T24">i</text:span><text:span text:style-name="T24">s</text:span><text:span text:style-name="T24"> </text:span><text:span text:style-name="T24">m</text:span><text:span text:style-name="T24">e</text:span><text:span text:style-name="T24">t</text:span><text:span text:style-name="T24">h</text:span><text:span text:style-name="T24">o</text:span><text:span text:style-name="T24">d</text:span><text:span text:style-name="T24"> </text:span><text:span text:style-name="T24">t</text:span><text:span text:style-name="T24">o</text:span><text:span text:style-name="T24"> </text:span><text:span text:style-name="T24">c</text:span><text:span text:style-name="T24">o</text:span><text:span text:style-name="T24">m</text:span><text:span text:style-name="T24">p</text:span><text:span text:style-name="T24">u</text:span><text:span text:style-name="T24">t</text:span><text:span text:style-name="T24">e</text:span><text:span text:style-name="T24"> </text:span><text:span text:style-name="T24">p</text:span><text:span text:style-name="T24">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14">an eigenvector of A with eigenvalue 1</text:span></text:p>
              </text:list-item>
              <text:list-item>
                <text:p>This repeated multiplication is<text:line-break/><text:span text:style-name="T14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Left-stochastic (each column adds up to one)</text:p>
                  </text:list-item>
                  <text:list-item>
                    <text:p>Irreducible (represents a strongly connected graph)</text:p>
                  </text:list-item>
                  <text:list-item>
                    <text:p>Aperiodic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14">states</text:span></text:p>
              </text:list-item>
              <text:list-item>
                <text:p>Next state computed from <text:span text:style-name="T14">current state</text:span> only (no memory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Stationary distribution of Markov chain is a probability distribution such that <text:span text:style-name="T7">p = Ap</text:span></text:p>
              </text:list-item>
              <text:list-item>
                <text:p><text:span text:style-name="T5">Intuitively,</text:span><text:span text:style-name="T6"> </text:span><text:span text:style-name="T7">p</text:span><text:span text:style-name="T5"> represents “the average time </text:span><text:span text:style-name="T5">spent” at each node if the process continues </text:span><text:span text:style-name="T5">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2">R</text:span><text:span text:style-name="T12">a</text:span><text:span text:style-name="T12">n</text:span><text:span text:style-name="T12">d</text:span><text:span text:style-name="T12">o</text:span><text:span text:style-name="T12">m</text:span><text:span text:style-name="T12"> </text:span><text:span text:style-name="T12">W</text:span><text:span text:style-name="T12">a</text:span><text:span text:style-name="T12">l</text:span><text:span text:style-name="T12">k</text:span><text:span text:style-name="T12">s</text:span><text:span text:style-name="T12"> </text:span><text:span text:style-name="T12">i</text:span><text:span text:style-name="T12">n</text:span><text:span text:style-name="T12"> </text:span><text:span text:style-name="T12">G</text:span><text:span text:style-name="T12">r</text:span><text:span text:style-name="T12">a</text:span><text:span text:style-name="T12">p</text:span><text:span text:style-name="T12">h</text:span><text:span text:style-name="T12">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12">Random Surfer Model</text:span></text:p>
                <text:list>
                  <text:list-item>
                    <text:p text:style-name="P45"><text:span text:style-name="T12">The simplified model: the standing probability </text:span><text:span text:style-name="T12">distribution of a random walk on the graph of the </text:span><text:span text:style-name="T12">web. simply keeps clicking successive links at </text:span><text:span text:style-name="T12">random</text:span></text:p>
                  </text:list-item>
                </text:list>
              </text:list-item>
              <text:list-item>
                <text:p text:style-name="P22"><text:span text:style-name="T12">Modified Random Surfer</text:span></text:p>
                <text:list>
                  <text:list-item>
                    <text:p text:style-name="P45"><text:span text:style-name="T12">The modified model: the “random surfer” simply </text:span><text:span text:style-name="T12">keeps clicking successive links at random, but </text:span><text:span text:style-name="T12">periodically “gets bored” and jumps to a random </text:span><text:span text:style-name="T12">page based on a distribution </text:span><text:span text:style-name="T13">R</text:span><text:span text:style-name="T12"> (e.g., uniform)</text:span></text:p>
                  </text:list-item>
                  <text:list-item>
                    <text:p text:style-name="P45"><text:span text:style-name="T12">This guarantees </text:span><text:span text:style-name="T25">irreducibility</text:span></text:p>
                  </text:list-item>
                  <text:list-item>
                    <text:p text:style-name="P45"><text:span text:style-name="T12">Pages without out-links (dangling nodes) are a row </text:span><text:span text:style-name="T12">of zeros, can be replaced by </text:span><text:span text:style-name="T13">R</text:span><text:span text:style-name="T12">, or by a row of </text:span><text:span text:style-name="T13">1/N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/text:p>
              </text:list-header>
            </text:list>
          </draw:text-box>
        </draw:frame>
        <draw:custom-shape draw:name="TextBox 4" draw:style-name="gr46" draw:text-style-name="P35" draw:layer="layout" svg:width="18.96cm" svg:height="1.955cm" svg:x="3.635cm" svg:y="11.9cm">
          <text:list text:style-name="L3">
            <text:list-item>
              <text:p text:style-name="P34"><text:span text:style-name="T26">R</text:span><text:span text:style-name="T26">(</text:span><text:span text:style-name="T26">i</text:span><text:span text:style-name="T26">)</text:span><text:span text:style-name="T27">:</text:span><text:span text:style-name="T27"> </text:span><text:span text:style-name="T27">w</text:span><text:span text:style-name="T27">e</text:span><text:span text:style-name="T27">b</text:span><text:span text:style-name="T27"> </text:span><text:span text:style-name="T27">p</text:span><text:span text:style-name="T27">a</text:span><text:span text:style-name="T27">g</text:span><text:span text:style-name="T27">e</text:span><text:span text:style-name="T27">s</text:span><text:span text:style-name="T27"> </text:span><text:span text:style-name="T27">t</text:span><text:span text:style-name="T27">h</text:span><text:span text:style-name="T27">a</text:span><text:span text:style-name="T27">t</text:span><text:span text:style-name="T27"> </text:span><text:span text:style-name="T27">“</text:span><text:span text:style-name="T27">u</text:span><text:span text:style-name="T27">s</text:span><text:span text:style-name="T27">e</text:span><text:span text:style-name="T27">r</text:span><text:span text:style-name="T27">s</text:span><text:span text:style-name="T27">”</text:span><text:span text:style-name="T27"> </text:span><text:span text:style-name="T27">j</text:span><text:span text:style-name="T27">u</text:span><text:span text:style-name="T27">m</text:span><text:span text:style-name="T27">p</text:span><text:span text:style-name="T27"> </text:span><text:span text:style-name="T27">t</text:span><text:span text:style-name="T27">o</text:span><text:span text:style-name="T27"> </text:span><text:span text:style-name="T27">w</text:span><text:span text:style-name="T27">h</text:span><text:span text:style-name="T27">e</text:span><text:span text:style-name="T27">n</text:span><text:span text:style-name="T27"> </text:span><text:span text:style-name="T27">t</text:span><text:span text:style-name="T27">h</text:span><text:span text:style-name="T27">e</text:span><text:span text:style-name="T27">y</text:span><text:span text:style-name="T27"> </text:span><text:span text:style-name="T27">“</text:span><text:span text:style-name="T27">g</text:span><text:span text:style-name="T27">e</text:span><text:span text:style-name="T27">t</text:span><text:span text:style-name="T27"> </text:span><text:span text:style-name="T27">b</text:span><text:span text:style-name="T27">o</text:span><text:span text:style-name="T27">r</text:span><text:span text:style-name="T27">e</text:span><text:span text:style-name="T27">d</text:span><text:span text:style-name="T27">”</text:span><text:span text:style-name="T27">;</text:span></text:p>
            </text:list-item>
            <text:list-item>
              <text:p text:style-name="P34"><text:span text:style-name="T27">U</text:span><text:span text:style-name="T27">n</text:span><text:span text:style-name="T27">i</text:span><text:span text:style-name="T27">f</text:span><text:span text:style-name="T27">o</text:span><text:span text:style-name="T27">r</text:span><text:span text:style-name="T27">m</text:span><text:span text:style-name="T27"> </text:span><text:span text:style-name="T27">p</text:span><text:span text:style-name="T27">r</text:span><text:span text:style-name="T27">e</text:span><text:span text:style-name="T27">f</text:span><text:span text:style-name="T27">e</text:span><text:span text:style-name="T27">r</text:span><text:span text:style-name="T27">e</text:span><text:span text:style-name="T27">n</text:span><text:span text:style-name="T27">c</text:span><text:span text:style-name="T27">e</text:span><text:span text:style-name="T27">s</text:span><text:span text:style-name="T27"> </text:span><text:span text:style-name="T27">=</text:span><text:span text:style-name="T27">&gt;</text:span><text:span text:style-name="T27"> </text:span><text:span text:style-name="T26">R</text:span><text:span text:style-name="T26">(</text:span><text:span text:style-name="T26">i</text:span><text:span text:style-name="T26">)</text:span><text:span text:style-name="T26"> </text:span><text:span text:style-name="T26">=</text:span><text:span text:style-name="T26"> </text:span><text:span text:style-name="T26">1</text:span><text:span text:style-name="T26">/</text:span><text:span text:style-name="T26">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4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5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5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5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5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5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5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5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5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5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5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5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16">A</text:span><text:span text:style-name="T16">n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 </text:span><text:span text:style-name="T16">o</text:span><text:span text:style-name="T16">f</text:span><text:span text:style-name="T16"> </text:span><text:span text:style-name="T16">P</text:span><text:span text:style-name="T16">a</text:span><text:span text:style-name="T16">g</text:span><text:span text:style-name="T16">e</text:span><text:span text:style-name="T16">R</text:span><text:span text:style-name="T16">a</text:span><text:span text:style-name="T16">n</text:span><text:span text:style-name="T16">k</text:span></text:p>
              </text:list-header>
            </text:list>
          </draw:text-box>
        </draw:frame>
        <draw:frame draw:name="Picture 6" draw:style-name="gr22" draw:text-style-name="P32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4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5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5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5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5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5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6" draw:text-style-name="P27" xml:id="id23" draw:id="id23" draw:layer="layout" svg:width="2.68cm" svg:height="2.474cm" svg:x="0.674cm" svg:y="6.996cm">
          <text:p text:style-name="P3"><text:span text:style-name="T1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24" draw:id="id24" draw:layer="layout" svg:width="2.68cm" svg:height="2.473cm" svg:x="5.894cm" svg:y="6.997cm">
          <text:p text:style-name="P3"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22" draw:id="id22" draw:layer="layout" svg:width="2.679cm" svg:height="2.473cm" svg:x="3.651cm" svg:y="3.904cm">
          <text:p text:style-name="P3"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19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19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19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19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4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5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5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5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5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5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5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5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5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4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5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5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5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5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5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5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5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5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5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5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5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5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5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5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5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5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5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5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5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5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5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5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5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5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5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7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8" draw:text-style-name="P32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49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personalized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1" draw:text-style-name="P10" draw:layer="layout" svg:width="17.682cm" svg:height="6.023cm" svg:x="4.75cm" svg:y="8.063cm">
          <draw:image xlink:href="Pictures/100002010000024C000001E35B30F3B68C5A6827.png" xlink:type="simple" xlink:show="embed" xlink:actuate="onLoad">
            <text:p/>
          </draw:image>
        </draw:frame>
        <draw:frame draw:style-name="gr52" draw:text-style-name="P48" draw:layer="layout" svg:width="22.274cm" svg:height="0.963cm" svg:x="2.872cm" svg:y="14.732cm">
          <draw:text-box>
            <text:p><text:span text:style-name="T28"><text:a xlink:href="http://nlp.stanford.edu/IR-book/html/htmledition/topic-specific-pagerank-1.html" xlink:type="simple">http://nlp.stanford.edu/IR-book/html/htmledition/topic-specific-pagerank-1.html</text:a></text:span><text:span text:style-name="T2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52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3"><text:span text:style-name="T12">P</text:span><text:span text:style-name="T12">a</text:span><text:span text:style-name="T12">g</text:span><text:span text:style-name="T12">e</text:span><text:span text:style-name="T12">R</text:span><text:span text:style-name="T12">a</text:span><text:span text:style-name="T12">n</text:span><text:span text:style-name="T12">k</text:span><text:span text:style-name="T12"> </text:span><text:span text:style-name="T12">I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9"><text:span text:style-name="T29">Suppose there are n pages and m links</text:span></text:p>
              </text:list-item>
              <text:list-item>
                <text:p text:style-name="P49"><text:span text:style-name="T29">Trivial implementation of PageRank requires O(M+N) memory</text:span></text:p>
                <text:p text:style-name="P49"><text:span text:style-name="T30"/></text:p>
              </text:list-item>
            </text:list>
          </draw:text-box>
        </draw:frame>
        <draw:custom-shape draw:style-name="gr53" draw:text-style-name="P17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54" draw:text-style-name="P48" draw:layer="layout" svg:width="22.621cm" svg:height="2.14cm" svg:x="2.032cm" svg:y="10.814cm">
          <draw:text-box>
            <text:p text:style-name="P50"><text:span text:style-name="T31">S</text:span><text:span text:style-name="T31">t</text:span><text:span text:style-name="T31">r</text:span><text:span text:style-name="T31">e</text:span><text:span text:style-name="T31">a</text:span><text:span text:style-name="T31">m</text:span><text:span text:style-name="T31">i</text:span><text:span text:style-name="T31">n</text:span><text:span text:style-name="T31">g</text:span><text:span text:style-name="T29"> </text:span><text:span text:style-name="T29">i</text:span><text:span text:style-name="T29">m</text:span><text:span text:style-name="T29">p</text:span><text:span text:style-name="T29">l</text:span><text:span text:style-name="T29">e</text:span><text:span text:style-name="T29">m</text:span><text:span text:style-name="T29">e</text:span><text:span text:style-name="T29">n</text:span><text:span text:style-name="T29">t</text:span><text:span text:style-name="T29">a</text:span><text:span text:style-name="T29">t</text:span><text:span text:style-name="T29">i</text:span><text:span text:style-name="T29">o</text:span><text:span text:style-name="T29">n</text:span><text:span text:style-name="T29"> </text:span><text:span text:style-name="T29">r</text:span><text:span text:style-name="T29">e</text:span><text:span text:style-name="T29">q</text:span><text:span text:style-name="T29">u</text:span><text:span text:style-name="T29">i</text:span><text:span text:style-name="T29">r</text:span><text:span text:style-name="T29">e</text:span><text:span text:style-name="T29">s</text:span><text:span text:style-name="T29"> </text:span><text:span text:style-name="T29">O</text:span><text:span text:style-name="T29">(</text:span><text:span text:style-name="T29">N</text:span><text:span text:style-name="T29">)</text:span><text:span text:style-name="T29"> </text:span><text:span text:style-name="T29">m</text:span><text:span text:style-name="T29">e</text:span><text:span text:style-name="T29">m</text:span><text:span text:style-name="T29">o</text:span><text:span text:style-name="T29">r</text:span><text:span text:style-name="T29">y</text:span><text:span text:style-name="T29"> </text:span><text:span text:style-name="T29">…</text:span><text:span text:style-name="T29"> </text:span><text:span text:style-name="T30">h</text:span><text:span text:style-name="T30">o</text:span><text:span text:style-name="T30">w</text:span><text:span text:style-name="T30">?</text:span></text:p>
            <text:p text:style-name="P50"><text:span text:style-name="T32"><text:tab/></text:span><text:span text:style-name="T32">”</text:span><text:span text:style-name="T32">S</text:span><text:span text:style-name="T32">t</text:span><text:span text:style-name="T32">r</text:span><text:span text:style-name="T32">e</text:span><text:span text:style-name="T32">a</text:span><text:span text:style-name="T32">m</text:span><text:span text:style-name="T32">i</text:span><text:span text:style-name="T32">n</text:span><text:span text:style-name="T32">g</text:span><text:span text:style-name="T32">”</text:span><text:span text:style-name="T32"> </text:span><text:span text:style-name="T32">m</text:span><text:span text:style-name="T32">e</text:span><text:span text:style-name="T32">a</text:span><text:span text:style-name="T32">n</text:span><text:span text:style-name="T32">s</text:span><text:span text:style-name="T32"> </text:span><text:span text:style-name="T32">t</text:span><text:span text:style-name="T32">h</text:span><text:span text:style-name="T32">e</text:span><text:span text:style-name="T32"> </text:span><text:span text:style-name="T32">g</text:span><text:span text:style-name="T32">r</text:span><text:span text:style-name="T32">a</text:span><text:span text:style-name="T32">p</text:span><text:span text:style-name="T32">h</text:span><text:span text:style-name="T32"> </text:span><text:span text:style-name="T32">i</text:span><text:span text:style-name="T32">s</text:span><text:span text:style-name="T32"> </text:span><text:span text:style-name="T32">n</text:span><text:span text:style-name="T32">e</text:span><text:span text:style-name="T32">v</text:span><text:span text:style-name="T32">e</text:span><text:span text:style-name="T32">r</text:span><text:span text:style-name="T32"> </text:span><text:span text:style-name="T32">h</text:span><text:span text:style-name="T32">e</text:span><text:span text:style-name="T32">l</text:span><text:span text:style-name="T32">d</text:span><text:span text:style-name="T32"> </text:span><text:span text:style-name="T32">o</text:span><text:span text:style-name="T32">n</text:span><text:span text:style-name="T32"> </text:span><text:span text:style-name="T32">m</text:span><text:span text:style-name="T32">e</text:span><text:span text:style-name="T32">m</text:span><text:span text:style-name="T32">o</text:span><text:span text:style-name="T32">r</text:span><text:span text:style-name="T32">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234cm" svg:height="11.139cm" svg:x="3.383cm" svg:y="2.231cm" draw:page-number="28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4" draw:text-style-name="P24" draw:layer="layout" svg:width="5.885cm" svg:height="1.098cm" svg:x="7.506cm" svg:y="4.39cm" svg:viewBox="0 0 5886 1099" draw:points="2943,1099 0,1099 0,0 5886,0 5886,1099">
            <text:p/>
          </draw:polygon>
          <draw:path draw:style-name="gr15" draw:text-style-name="P25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5" draw:text-style-name="P25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5" draw:text-style-name="P25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5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5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5" draw:text-style-name="P25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25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5" draw:text-style-name="P25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5" draw:text-style-name="P25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5" draw:text-style-name="P25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5" draw:text-style-name="P25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5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5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33">α</text:span><text:span text:style-name="T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34">If </text:span><text:span text:style-name="T33">α</text:span><text:span text:style-name="T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35">PageRank as a form of liquid </text:span><text:span text:style-name="T35">democracy</text:span></text:p>
          </draw:text-box>
        </draw:frame>
        <draw:frame draw:style-name="gr55" draw:text-style-name="P52" draw:layer="layout" svg:width="21.893cm" svg:height="0.645cm" svg:x="0.254cm" svg:y="14.916cm">
          <draw:text-box>
            <text:p text:style-name="P51"><text:span text:style-name="T36">B</text:span><text:span text:style-name="T36">o</text:span><text:span text:style-name="T36">l</text:span><text:span text:style-name="T36">d</text:span><text:span text:style-name="T36">i</text:span><text:span text:style-name="T36">, </text:span><text:span text:style-name="T36">P</text:span><text:span text:style-name="T36">.</text:span><text:span text:style-name="T36">, </text:span><text:span text:style-name="T36">B</text:span><text:span text:style-name="T36">o</text:span><text:span text:style-name="T36">n</text:span><text:span text:style-name="T36">c</text:span><text:span text:style-name="T36">h</text:span><text:span text:style-name="T36">i</text:span><text:span text:style-name="T36">, </text:span><text:span text:style-name="T36">F</text:span><text:span text:style-name="T36">.</text:span><text:span text:style-name="T36">, </text:span><text:span text:style-name="T36">C</text:span><text:span text:style-name="T36">a</text:span><text:span text:style-name="T36">s</text:span><text:span text:style-name="T36">t</text:span><text:span text:style-name="T36">il</text:span><text:span text:style-name="T36">l</text:span><text:span text:style-name="T36">o</text:span><text:span text:style-name="T36">, </text:span><text:span text:style-name="T36">C</text:span><text:span text:style-name="T36">.</text:span><text:span text:style-name="T36">, </text:span><text:span text:style-name="T36">&amp;</text:span><text:span text:style-name="T36"> </text:span><text:span text:style-name="T36">V</text:span><text:span text:style-name="T36">i</text:span><text:span text:style-name="T36">g</text:span><text:span text:style-name="T36">n</text:span><text:span text:style-name="T36">a</text:span><text:span text:style-name="T36">, </text:span><text:span text:style-name="T36">S</text:span><text:span text:style-name="T36">. </text:span><text:span text:style-name="T36">(</text:span><text:span text:style-name="T36">2</text:span><text:span text:style-name="T36">0</text:span><text:span text:style-name="T36">1</text:span><text:span text:style-name="T36">1</text:span><text:span text:style-name="T36">)</text:span><text:span text:style-name="T36">. </text:span><text:span text:style-name="T36">V</text:span><text:span text:style-name="T36">i</text:span><text:span text:style-name="T36">s</text:span><text:span text:style-name="T36">c</text:span><text:span text:style-name="T36">o</text:span><text:span text:style-name="T36">u</text:span><text:span text:style-name="T36">s</text:span><text:span text:style-name="T36"> </text:span><text:span text:style-name="T36">d</text:span><text:span text:style-name="T36">e</text:span><text:span text:style-name="T36">m</text:span><text:span text:style-name="T36">o</text:span><text:span text:style-name="T36">c</text:span><text:span text:style-name="T36">r</text:span><text:span text:style-name="T36">a</text:span><text:span text:style-name="T36">c</text:span><text:span text:style-name="T36">y</text:span><text:span text:style-name="T36"> </text:span><text:span text:style-name="T36">f</text:span><text:span text:style-name="T36">o</text:span><text:span text:style-name="T36">r </text:span><text:span text:style-name="T36">s</text:span><text:span text:style-name="T36">o</text:span><text:span text:style-name="T36">c</text:span><text:span text:style-name="T36">i</text:span><text:span text:style-name="T36">a</text:span><text:span text:style-name="T36">l </text:span><text:span text:style-name="T36">n</text:span><text:span text:style-name="T36">e</text:span><text:span text:style-name="T36">t</text:span><text:span text:style-name="T36">w</text:span><text:span text:style-name="T36">o</text:span><text:span text:style-name="T36">r</text:span><text:span text:style-name="T36">k</text:span><text:span text:style-name="T36">s</text:span><text:span text:style-name="T36">. </text:span><text:span text:style-name="T36">C</text:span><text:span text:style-name="T36">o</text:span><text:span text:style-name="T36">m</text:span><text:span text:style-name="T36">m</text:span><text:span text:style-name="T36">u</text:span><text:span text:style-name="T36">n</text:span><text:span text:style-name="T36">i</text:span><text:span text:style-name="T36">c</text:span><text:span text:style-name="T36">a</text:span><text:span text:style-name="T36">t</text:span><text:span text:style-name="T36">i</text:span><text:span text:style-name="T36">o</text:span><text:span text:style-name="T36">n</text:span><text:span text:style-name="T36">s</text:span><text:span text:style-name="T36"> </text:span><text:span text:style-name="T36">o</text:span><text:span text:style-name="T36">f </text:span><text:span text:style-name="T36">t</text:span><text:span text:style-name="T36">h</text:span><text:span text:style-name="T36">e</text:span><text:span text:style-name="T36"> </text:span><text:span text:style-name="T36">A</text:span><text:span text:style-name="T36">C</text:span><text:span text:style-name="T36">M</text:span><text:span text:style-name="T36">, </text:span><text:span text:style-name="T36">5</text:span><text:span text:style-name="T36">4</text:span><text:span text:style-name="T36">(</text:span><text:span text:style-name="T36">6</text:span><text:span text:style-name="T36">)</text:span><text:span text:style-name="T36">, </text:span><text:span text:style-name="T36">1</text:span><text:span text:style-name="T36">2</text:span><text:span text:style-name="T36">9</text:span><text:span text:style-name="T36">-</text:span><text:span text:style-name="T36">1</text:span><text:span text:style-name="T36">3</text:span><text:span text:style-name="T36">7</text:span><text:span text:style-name="T36">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56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7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8" draw:text-style-name="P10" draw:layer="layout" svg:width="8.128cm" svg:height="7.112cm" svg:x="10.16cm" svg:y="6.604cm">
          <draw:text-box>
            <text:p text:style-name="P3"><text:span text:style-name="T37">T</text:span><text:span text:style-name="T37">h</text:span><text:span text:style-name="T37">e</text:span><text:span text:style-name="T37">s</text:span><text:span text:style-name="T37">e</text:span><text:span text:style-name="T37"> </text:span><text:span text:style-name="T37">t</text:span><text:span text:style-name="T37">w</text:span><text:span text:style-name="T37">o</text:span><text:span text:style-name="T37"> </text:span><text:span text:style-name="T37">g</text:span><text:span text:style-name="T37">r</text:span><text:span text:style-name="T37">a</text:span><text:span text:style-name="T37">p</text:span><text:span text:style-name="T37">h</text:span><text:span text:style-name="T37">s</text:span><text:span text:style-name="T37"> </text:span><text:span text:style-name="T37">h</text:span><text:span text:style-name="T37">a</text:span><text:span text:style-name="T37">v</text:span><text:span text:style-name="T37">e</text:span><text:span text:style-name="T37"> </text:span><text:span text:style-name="T37">d</text:span><text:span text:style-name="T37">i</text:span><text:span text:style-name="T37">f</text:span><text:span text:style-name="T37">f</text:span><text:span text:style-name="T37">e</text:span><text:span text:style-name="T37">r</text:span><text:span text:style-name="T37">e</text:span><text:span text:style-name="T37">n</text:span><text:span text:style-name="T37">t</text:span><text:span text:style-name="T37"> </text:span><text:span text:style-name="T37">a</text:span><text:span text:style-name="T37">l</text:span><text:span text:style-name="T37">p</text:span><text:span text:style-name="T37">h</text:span><text:span text:style-name="T37">a</text:span><text:span text:style-name="T37"> </text:span><text:span text:style-name="T37">(</text:span><text:span text:style-name="T37">0</text:span><text:span text:style-name="T37">.</text:span><text:span text:style-name="T37">2</text:span><text:span text:style-name="T37"> </text:span><text:span text:style-name="T37">a</text:span><text:span text:style-name="T37">n</text:span><text:span text:style-name="T37">d</text:span><text:span text:style-name="T37"> </text:span><text:span text:style-name="T37">0</text:span><text:span text:style-name="T37">.</text:span><text:span text:style-name="T37">9</text:span><text:span text:style-name="T37">)</text:span></text:p>
            <text:p text:style-name="P3"><text:span text:style-name="T37"/></text:p>
            <text:p text:style-name="P3"><text:span text:style-name="T37">W</text:span><text:span text:style-name="T37">h</text:span><text:span text:style-name="T37">i</text:span><text:span text:style-name="T37">c</text:span><text:span text:style-name="T37">h</text:span><text:span text:style-name="T37"> </text:span><text:span text:style-name="T37">o</text:span><text:span text:style-name="T37">n</text:span><text:span text:style-name="T37">e</text:span><text:span text:style-name="T37"> </text:span><text:span text:style-name="T37">i</text:span><text:span text:style-name="T37">s</text:span><text:span text:style-name="T37"> </text:span><text:span text:style-name="T37">w</text:span><text:span text:style-name="T37">h</text:span><text:span text:style-name="T37">i</text:span><text:span text:style-name="T37">c</text:span><text:span text:style-name="T37">h</text:span><text:span text:style-name="T37">?</text:span></text:p>
          </draw:text-box>
        </draw:frame>
        <draw:custom-shape draw:style-name="gr59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frame draw:style-name="gr6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6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62" draw:text-style-name="P53" draw:layer="layout" svg:width="8.128cm" svg:height="7.112cm" svg:x="10.16cm" svg:y="6.604cm">
          <draw:text-box>
            <text:p text:style-name="P3"><text:span text:style-name="T37">T</text:span><text:span text:style-name="T37">h</text:span><text:span text:style-name="T37">e</text:span><text:span text:style-name="T37">s</text:span><text:span text:style-name="T37">e</text:span><text:span text:style-name="T37"> </text:span><text:span text:style-name="T37">t</text:span><text:span text:style-name="T37">w</text:span><text:span text:style-name="T37">o</text:span><text:span text:style-name="T37"> </text:span><text:span text:style-name="T37">g</text:span><text:span text:style-name="T37">r</text:span><text:span text:style-name="T37">a</text:span><text:span text:style-name="T37">p</text:span><text:span text:style-name="T37">h</text:span><text:span text:style-name="T37">s</text:span><text:span text:style-name="T37"> </text:span><text:span text:style-name="T37">h</text:span><text:span text:style-name="T37">a</text:span><text:span text:style-name="T37">v</text:span><text:span text:style-name="T37">e</text:span><text:span text:style-name="T37"> </text:span><text:span text:style-name="T37">d</text:span><text:span text:style-name="T37">i</text:span><text:span text:style-name="T37">f</text:span><text:span text:style-name="T37">f</text:span><text:span text:style-name="T37">e</text:span><text:span text:style-name="T37">r</text:span><text:span text:style-name="T37">e</text:span><text:span text:style-name="T37">n</text:span><text:span text:style-name="T37">t</text:span><text:span text:style-name="T37"> </text:span><text:span text:style-name="T37">a</text:span><text:span text:style-name="T37">l</text:span><text:span text:style-name="T37">p</text:span><text:span text:style-name="T37">h</text:span><text:span text:style-name="T37">a</text:span><text:span text:style-name="T37"> </text:span><text:span text:style-name="T37">(</text:span><text:span text:style-name="T37">0</text:span><text:span text:style-name="T37">.</text:span><text:span text:style-name="T37">2</text:span><text:span text:style-name="T37"> </text:span><text:span text:style-name="T37">a</text:span><text:span text:style-name="T37">n</text:span><text:span text:style-name="T37">d</text:span><text:span text:style-name="T37"> </text:span><text:span text:style-name="T37">0</text:span><text:span text:style-name="T37">.</text:span><text:span text:style-name="T37">9</text:span><text:span text:style-name="T37">)</text:span></text:p>
            <text:p text:style-name="P3"><text:span text:style-name="T37"/></text:p>
            <text:p text:style-name="P3"><text:span text:style-name="T37">W</text:span><text:span text:style-name="T37">h</text:span><text:span text:style-name="T37">i</text:span><text:span text:style-name="T37">c</text:span><text:span text:style-name="T37">h</text:span><text:span text:style-name="T37"> </text:span><text:span text:style-name="T37">o</text:span><text:span text:style-name="T37">n</text:span><text:span text:style-name="T37">e</text:span><text:span text:style-name="T37"> </text:span><text:span text:style-name="T37">i</text:span><text:span text:style-name="T37">s</text:span><text:span text:style-name="T37"> </text:span><text:span text:style-name="T37">w</text:span><text:span text:style-name="T37">h</text:span><text:span text:style-name="T37">i</text:span><text:span text:style-name="T37">c</text:span><text:span text:style-name="T37">h</text:span><text:span text:style-name="T37">?</text:span></text:p>
          </draw:text-box>
        </draw:frame>
        <draw:g>
          <svg:title>TexMaths</svg:title>
          <svg:desc>28§display§\alpha = 0.2§svg§600§FALSE§</svg:desc>
          <draw:polygon draw:style-name="gr63" draw:text-style-name="P24" draw:layer="layout" svg:width="3.205cm" svg:height="0.634cm" svg:x="7.112cm" svg:y="14.752cm" svg:viewBox="0 0 3206 635" draw:points="1602,635 0,635 0,0 3206,0 3206,635">
            <text:p/>
          </draw:polygon>
          <draw:path draw:style-name="gr64" draw:text-style-name="P25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64" draw:text-style-name="P25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64" draw:text-style-name="P25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64" draw:text-style-name="P25" draw:layer="layout" svg:width="0.107cm" svg:height="0.106cm" svg:x="9.635cm" svg:y="15.282cm" svg:viewBox="0 0 108 107" svg:d="M108 54c0-29-25-54-54-54s-54 25-54 54 25 53 54 53 54-24 54-53z">
            <text:p/>
          </draw:path>
          <draw:path draw:style-name="gr64" draw:text-style-name="P25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4" draw:text-style-name="P24" draw:layer="layout" svg:width="3.205cm" svg:height="0.634cm" svg:x="18.384cm" svg:y="14.752cm" svg:viewBox="0 0 3206 635" draw:points="1602,635 0,635 0,0 3206,0 3206,635">
            <text:p/>
          </draw:polygon>
          <draw:path draw:style-name="gr15" draw:text-style-name="P25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5" draw:text-style-name="P25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5" draw:text-style-name="P25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5" draw:text-style-name="P25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5" draw:text-style-name="P25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31T15:15:18.944545352</dc:date>
    <meta:editing-duration>PT6H21M16S</meta:editing-duration>
    <meta:editing-cycles>58</meta:editing-cycles>
    <meta:generator>LibreOffice/6.0.6.2$Linux_X86_64 LibreOffice_project/00m0$Build-2</meta:generator>
    <dc:creator>Carlos Castillo</dc:creator>
    <meta:document-statistic meta:object-count="657"/>
  </office:meta>
</office:document-meta>
</file>

<file path=Object 1/content.xml><?xml version="1.0" encoding="utf-8"?>
<math xmlns="http://www.w3.org/1998/Math/MathML" display="block"/>
</file>